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3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30se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otorPower 1400</text:p>
          </table:table-cell>
          <table:table-cell/>
          <table:table-cell office:value-type="string" calcext:value-type="string">
            <text:p>15se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otorPower 1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0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.8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1.7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.9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1.7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.9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1.67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.9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1.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.8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1.5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85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1.5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 .8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1.5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77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1.5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7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1.4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.73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1.4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.7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1.3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.67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1.3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.65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1.2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1.6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1.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.6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1.2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.5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1.2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1.58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1.1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.56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1.1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.55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1.1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52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1.0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.50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1.0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.4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1.0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1.4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1.02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.4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1.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.39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10.9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.37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10.9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.36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10.9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.3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10.9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.3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10.8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.31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0.8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1.3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0.8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.28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10.8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1.26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10.8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1.26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10.8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1.2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0.8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1.2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10.7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1.2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10.7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1.1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10.7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1.19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0.7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1.1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0.7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1.1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10.7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1.1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10.7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1.1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10.6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1.1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0.6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1.1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0.6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1.1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0.6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1.0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10.6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1.08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10.6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1.07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10.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1.0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10.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1.0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10.6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1.0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0.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.0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0.5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1.0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0.58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1.00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0.5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1.00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0.5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0.98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0.5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0.97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10.4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.96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10.4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.96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10.4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0.95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10.3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0.94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10.2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0.9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10.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.9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9.9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0.9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9.7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0.91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0.89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0.88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0.88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0.87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.87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0.85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0.84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0.83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.83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0.82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0.81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0.79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0.8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.79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0.77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.76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.75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0.74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0.72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0.68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0.64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0.6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0.54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0.47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0.38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0.2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.13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93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48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Default" table:number-columns-repeated="3"/>
        </table:table-row>
        <table:table-row table:style-name="ro1" table:number-rows-repeated="17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9:18:50.585333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4-28T19:57:47.748472049</dc:date>
    <meta:editing-duration>PT59M29S</meta:editing-duration>
    <meta:editing-cycles>95</meta:editing-cycles>
    <meta:generator>LibreOffice/5.1.6.2$Linux_X86_64 LibreOffice_project/10m0$Build-2</meta:generator>
    <meta:document-statistic meta:table-count="1" meta:cell-count="492" meta:object-count="0"/>
  </office:meta>
</office:document-meta>
</file>